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64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bi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alores</text:p>
          </table:table-cell>
          <table:table-cell table:formula="of:=2^[.H2]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emperatura(º)</text:p>
          </table:table-cell>
          <table:table-cell office:value-type="string" calcext:value-type="string">
            <text:p>Voltaje (V)</text:p>
          </table:table-cell>
          <table:table-cell table:number-columns-repeated="2"/>
          <table:table-cell office:value-type="string" calcext:value-type="string">
            <text:p>Rango</text:p>
          </table:table-cell>
          <table:table-cell office:value-type="string" calcext:value-type="string">
            <text:p>Variación V</text:p>
          </table:table-cell>
          <table:table-cell office:value-type="string" calcext:value-type="string">
            <text:p>Digitalización (V)</text:p>
          </table:table-cell>
          <table:table-cell office:value-type="string" calcext:value-type="string">
            <text:p>Digitalización (mV)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0.06*[.C6]+52.47" office:value-type="float" office:value="52.47" calcext:value-type="float">
            <text:p>52,47</text:p>
          </table:table-cell>
          <table:table-cell table:number-columns-repeated="2"/>
          <table:table-cell office:value-type="string" calcext:value-type="string">
            <text:p>0-60</text:p>
          </table:table-cell>
          <table:table-cell table:formula="of:=[.D18]-[.D6]" office:value-type="float" office:value="3.6" calcext:value-type="float">
            <text:p>3,6</text:p>
          </table:table-cell>
          <table:table-cell table:formula="of:=[.H6]/[.$H$3]" office:value-type="float" office:value="0.0140625" calcext:value-type="float">
            <text:p>0,0140625</text:p>
          </table:table-cell>
          <table:table-cell table:formula="of:=[.I6]*1000" office:value-type="float" office:value="14.0625" calcext:value-type="float">
            <text:p>14,062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0.06*[.C7]+52.47" office:value-type="float" office:value="52.77" calcext:value-type="float">
            <text:p>52,77</text:p>
          </table:table-cell>
          <table:table-cell table:number-columns-repeated="2"/>
          <table:table-cell office:value-type="string" calcext:value-type="string">
            <text:p>0-50</text:p>
          </table:table-cell>
          <table:table-cell table:formula="of:=[.D16]-[.D6]" office:value-type="float" office:value="3" calcext:value-type="float">
            <text:p>3</text:p>
          </table:table-cell>
          <table:table-cell table:formula="of:=[.H7]/[.$H$3]" office:value-type="float" office:value="0.01171875" calcext:value-type="float">
            <text:p>0,01171875</text:p>
          </table:table-cell>
          <table:table-cell table:formula="of:=[.I7]*1000" office:value-type="float" office:value="11.71875" calcext:value-type="float">
            <text:p>11,7187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0.06*[.C8]+52.47" office:value-type="float" office:value="53.07" calcext:value-type="float">
            <text:p>53,07</text:p>
          </table:table-cell>
          <table:table-cell table:number-columns-repeated="2"/>
          <table:table-cell office:value-type="string" calcext:value-type="string">
            <text:p>0-40</text:p>
          </table:table-cell>
          <table:table-cell table:formula="of:=[.D14]-[.D6]" office:value-type="float" office:value="2.4" calcext:value-type="float">
            <text:p>2,4</text:p>
          </table:table-cell>
          <table:table-cell table:formula="of:=[.H8]/[.$H$3]" office:value-type="float" office:value="0.009375" calcext:value-type="float">
            <text:p>0,009375</text:p>
          </table:table-cell>
          <table:table-cell table:formula="of:=[.I8]*1000" office:value-type="float" office:value="9.375" calcext:value-type="float">
            <text:p>9,37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0.06*[.C9]+52.47" office:value-type="float" office:value="53.37" calcext:value-type="float">
            <text:p>53,37</text:p>
          </table:table-cell>
          <table:table-cell table:number-columns-repeated="2"/>
          <table:table-cell office:value-type="string" calcext:value-type="string">
            <text:p>10-30</text:p>
          </table:table-cell>
          <table:table-cell table:formula="of:=[.D12]-[.D8]" office:value-type="float" office:value="1.2" calcext:value-type="float">
            <text:p>1,2</text:p>
          </table:table-cell>
          <table:table-cell table:formula="of:=[.H9]/[.$H$3]" office:value-type="float" office:value="0.00468749999999998" calcext:value-type="float">
            <text:p>0,0046875</text:p>
          </table:table-cell>
          <table:table-cell table:formula="of:=[.I9]*1000" office:value-type="float" office:value="4.68749999999998" calcext:value-type="float">
            <text:p>4,687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0.06*[.C10]+52.47" office:value-type="float" office:value="53.67" calcext:value-type="float">
            <text:p>53,6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0.06*[.C11]+52.47" office:value-type="float" office:value="53.97" calcext:value-type="float">
            <text:p>53,9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0.06*[.C12]+52.47" office:value-type="float" office:value="54.27" calcext:value-type="float">
            <text:p>54,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0.06*[.C13]+52.47" office:value-type="float" office:value="54.57" calcext:value-type="float">
            <text:p>54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0.06*[.C14]+52.47" office:value-type="float" office:value="54.87" calcext:value-type="float">
            <text:p>54,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0.06*[.C15]+52.47" office:value-type="float" office:value="55.17" calcext:value-type="float">
            <text:p>55,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0.06*[.C16]+52.47" office:value-type="float" office:value="55.47" calcext:value-type="float">
            <text:p>55,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0.06*[.C17]+52.47" office:value-type="float" office:value="55.77" calcext:value-type="float">
            <text:p>55,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0.06*[.C18]+52.47" office:value-type="float" office:value="56.07" calcext:value-type="float">
            <text:p>56,0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25.1" calcext:value-type="float">
            <text:p>25,1</text:p>
          </table:table-cell>
          <table:table-cell table:formula="of:=0.06*[.C20]+52.47" office:value-type="float" office:value="53.976" calcext:value-type="float">
            <text:p>53,9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ar. V/ decima de grado (V)</text:p>
          </table:table-cell>
          <table:table-cell table:formula="of:=[.D20]-[.D11]" office:value-type="float" office:value="0.00600000000000023" calcext:value-type="float">
            <text:p>0,0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ar. V/ decima de grado (mV)</text:p>
          </table:table-cell>
          <table:table-cell table:formula="of:=[.D21]*1000" office:value-type="float" office:value="6.00000000000023" calcext:value-type="float">
            <text:p>6</text:p>
          </table:table-cell>
          <table:table-cell table:number-columns-repeated="6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emperatura (º)</text:p>
          </table:table-cell>
          <table:table-cell office:value-type="string" calcext:value-type="string">
            <text:p>Ganancia (10⁶)</text:p>
          </table:table-cell>
          <table:table-cell office:value-type="string" calcext:value-type="string">
            <text:p>Ganancia SiPM (10⁶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-140.3*10^5*[.D31]+1050*10^6)/10^6" office:value-type="float" office:value="699.25" calcext:value-type="float">
            <text:p>699,25</text:p>
          </table:table-cell>
          <table:table-cell table:formula="of:=[.E31]/170" office:value-type="float" office:value="4.11323529411765" calcext:value-type="float">
            <text:p>4,11323529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.1" calcext:value-type="float">
            <text:p>25,1</text:p>
          </table:table-cell>
          <table:table-cell table:formula="of:=(-140.3*10^5*[.D32]+1050*10^6)/10^6" office:value-type="float" office:value="697.847" calcext:value-type="float">
            <text:p>697,847</text:p>
          </table:table-cell>
          <table:table-cell table:formula="of:=[.E32]/170" office:value-type="float" office:value="4.10498235294118" calcext:value-type="float">
            <text:p>4,10498235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.2" calcext:value-type="float">
            <text:p>25,2</text:p>
          </table:table-cell>
          <table:table-cell table:formula="of:=(-140.3*10^5*[.D33]+1050*10^6)/10^6" office:value-type="float" office:value="696.444" calcext:value-type="float">
            <text:p>696,444</text:p>
          </table:table-cell>
          <table:table-cell table:formula="of:=[.E33]/170" office:value-type="float" office:value="4.09672941176471" calcext:value-type="float">
            <text:p>4,09672941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.3" calcext:value-type="float">
            <text:p>25,3</text:p>
          </table:table-cell>
          <table:table-cell table:formula="of:=(-140.3*10^5*[.D34]+1050*10^6)/10^6" office:value-type="float" office:value="695.041" calcext:value-type="float">
            <text:p>695,041</text:p>
          </table:table-cell>
          <table:table-cell table:formula="of:=[.E34]/170" office:value-type="float" office:value="4.08847647058824" calcext:value-type="float">
            <text:p>4,08847647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.4" calcext:value-type="float">
            <text:p>25,4</text:p>
          </table:table-cell>
          <table:table-cell table:formula="of:=(-140.3*10^5*[.D35]+1050*10^6)/10^6" office:value-type="float" office:value="693.638" calcext:value-type="float">
            <text:p>693,638</text:p>
          </table:table-cell>
          <table:table-cell table:formula="of:=[.E35]/170" office:value-type="float" office:value="4.08022352941177" calcext:value-type="float">
            <text:p>4,08022352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-140.3*10^5*[.D36]+1050*10^6)/10^6" office:value-type="float" office:value="692.235" calcext:value-type="float">
            <text:p>692,235</text:p>
          </table:table-cell>
          <table:table-cell table:formula="of:=[.E36]/170" office:value-type="float" office:value="4.07197058823529" calcext:value-type="float">
            <text:p>4,07197058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.6" calcext:value-type="float">
            <text:p>25,6</text:p>
          </table:table-cell>
          <table:table-cell table:formula="of:=(-140.3*10^5*[.D37]+1050*10^6)/10^6" office:value-type="float" office:value="690.832" calcext:value-type="float">
            <text:p>690,832</text:p>
          </table:table-cell>
          <table:table-cell table:formula="of:=[.E37]/170" office:value-type="float" office:value="4.06371764705882" calcext:value-type="float">
            <text:p>4,06371764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.7" calcext:value-type="float">
            <text:p>25,7</text:p>
          </table:table-cell>
          <table:table-cell table:formula="of:=(-140.3*10^5*[.D38]+1050*10^6)/10^6" office:value-type="float" office:value="689.429" calcext:value-type="float">
            <text:p>689,429</text:p>
          </table:table-cell>
          <table:table-cell table:formula="of:=[.E38]/170" office:value-type="float" office:value="4.05546470588235" calcext:value-type="float">
            <text:p>4,05546470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.8" calcext:value-type="float">
            <text:p>25,8</text:p>
          </table:table-cell>
          <table:table-cell table:formula="of:=(-140.3*10^5*[.D39]+1050*10^6)/10^6" office:value-type="float" office:value="688.026" calcext:value-type="float">
            <text:p>688,026</text:p>
          </table:table-cell>
          <table:table-cell table:formula="of:=[.E39]/170" office:value-type="float" office:value="4.04721176470588" calcext:value-type="float">
            <text:p>4,04721176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.9" calcext:value-type="float">
            <text:p>25,9</text:p>
          </table:table-cell>
          <table:table-cell table:formula="of:=(-140.3*10^5*[.D40]+1050*10^6)/10^6" office:value-type="float" office:value="686.623" calcext:value-type="float">
            <text:p>686,623</text:p>
          </table:table-cell>
          <table:table-cell table:formula="of:=[.E40]/170" office:value-type="float" office:value="4.03895882352941" calcext:value-type="float">
            <text:p>4,03895882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-140.3*10^5*[.D41]+1050*10^6)/10^6" office:value-type="float" office:value="685.22" calcext:value-type="float">
            <text:p>685,22</text:p>
          </table:table-cell>
          <table:table-cell table:formula="of:=[.E41]/170" office:value-type="float" office:value="4.03070588235294" calcext:value-type="float">
            <text:p>4,03070588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.1" calcext:value-type="float">
            <text:p>26,1</text:p>
          </table:table-cell>
          <table:table-cell table:formula="of:=(-140.3*10^5*[.D42]+1050*10^6)/10^6" office:value-type="float" office:value="683.817" calcext:value-type="float">
            <text:p>683,817</text:p>
          </table:table-cell>
          <table:table-cell table:formula="of:=[.E42]/170" office:value-type="float" office:value="4.02245294117647" calcext:value-type="float">
            <text:p>4,02245294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.2" calcext:value-type="float">
            <text:p>26,2</text:p>
          </table:table-cell>
          <table:table-cell table:formula="of:=(-140.3*10^5*[.D43]+1050*10^6)/10^6" office:value-type="float" office:value="682.414" calcext:value-type="float">
            <text:p>682,414</text:p>
          </table:table-cell>
          <table:table-cell table:formula="of:=[.E43]/170" office:value-type="float" office:value="4.0142" calcext:value-type="float">
            <text:p>4,01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.3" calcext:value-type="float">
            <text:p>26,3</text:p>
          </table:table-cell>
          <table:table-cell table:formula="of:=(-140.3*10^5*[.D44]+1050*10^6)/10^6" office:value-type="float" office:value="681.011" calcext:value-type="float">
            <text:p>681,011</text:p>
          </table:table-cell>
          <table:table-cell table:formula="of:=[.E44]/170" office:value-type="float" office:value="4.00594705882353" calcext:value-type="float">
            <text:p>4,00594705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.4" calcext:value-type="float">
            <text:p>26,4</text:p>
          </table:table-cell>
          <table:table-cell table:formula="of:=(-140.3*10^5*[.D45]+1050*10^6)/10^6" office:value-type="float" office:value="679.608" calcext:value-type="float">
            <text:p>679,608</text:p>
          </table:table-cell>
          <table:table-cell table:formula="of:=[.E45]/170" office:value-type="float" office:value="3.99769411764706" calcext:value-type="float">
            <text:p>3,99769411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-140.3*10^5*[.D46]+1050*10^6)/10^6" office:value-type="float" office:value="678.205" calcext:value-type="float">
            <text:p>678,205</text:p>
          </table:table-cell>
          <table:table-cell table:formula="of:=[.E46]/170" office:value-type="float" office:value="3.98944117647059" calcext:value-type="float">
            <text:p>3,98944117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.6" calcext:value-type="float">
            <text:p>26,6</text:p>
          </table:table-cell>
          <table:table-cell table:formula="of:=(-140.3*10^5*[.D47]+1050*10^6)/10^6" office:value-type="float" office:value="676.802" calcext:value-type="float">
            <text:p>676,802</text:p>
          </table:table-cell>
          <table:table-cell table:formula="of:=[.E47]/170" office:value-type="float" office:value="3.98118823529412" calcext:value-type="float">
            <text:p>3,98118823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.7" calcext:value-type="float">
            <text:p>26,7</text:p>
          </table:table-cell>
          <table:table-cell table:formula="of:=(-140.3*10^5*[.D48]+1050*10^6)/10^6" office:value-type="float" office:value="675.399" calcext:value-type="float">
            <text:p>675,399</text:p>
          </table:table-cell>
          <table:table-cell table:formula="of:=[.E48]/170" office:value-type="float" office:value="3.97293529411765" calcext:value-type="float">
            <text:p>3,97293529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.8" calcext:value-type="float">
            <text:p>26,8</text:p>
          </table:table-cell>
          <table:table-cell table:formula="of:=(-140.3*10^5*[.D49]+1050*10^6)/10^6" office:value-type="float" office:value="673.996" calcext:value-type="float">
            <text:p>673,996</text:p>
          </table:table-cell>
          <table:table-cell table:formula="of:=[.E49]/170" office:value-type="float" office:value="3.96468235294118" calcext:value-type="float">
            <text:p>3,96468235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.9" calcext:value-type="float">
            <text:p>26,9</text:p>
          </table:table-cell>
          <table:table-cell table:formula="of:=(-140.3*10^5*[.D50]+1050*10^6)/10^6" office:value-type="float" office:value="672.593" calcext:value-type="float">
            <text:p>672,593</text:p>
          </table:table-cell>
          <table:table-cell table:formula="of:=[.E50]/170" office:value-type="float" office:value="3.95642941176471" calcext:value-type="float">
            <text:p>3,95642941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-140.3*10^5*[.D51]+1050*10^6)/10^6" office:value-type="float" office:value="671.19" calcext:value-type="float">
            <text:p>671,19</text:p>
          </table:table-cell>
          <table:table-cell table:formula="of:=[.E51]/170" office:value-type="float" office:value="3.94817647058824" calcext:value-type="float">
            <text:p>3,94817647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3:32:27.2535921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6:49:33.384788552</meta:creation-date>
    <dc:date>2018-05-22T14:08:32.726619441</dc:date>
    <meta:editing-duration>PT42M45S</meta:editing-duration>
    <meta:editing-cycles>3</meta:editing-cycles>
    <meta:generator>LibreOffice/5.1.6.2$Linux_X86_64 LibreOffice_project/10m0$Build-2</meta:generator>
    <meta:document-statistic meta:table-count="1" meta:cell-count="124" meta:object-count="0"/>
  </office:meta>
</office:document-meta>
</file>